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>
            <text:p>Mass accounting</text:p>
          </table:table-cell>
          <table:table-cell table:number-columns-repeated="2"/>
          <table:table-cell office:value-type="string">
            <text:p>Xcg (from nose)</text:p>
          </table:table-cell>
          <table:table-cell/>
        </table:table-row>
        <table:table-row table:style-name="ro2">
          <table:table-cell office:value-type="string">
            <text:p>1300 mAH 3S Battery</text:p>
          </table:table-cell>
          <table:table-cell office:value-type="float" office:value="111">
            <text:p>111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office:value-type="string">
            <text:p>D2826/6 22kV motor</text:p>
          </table:table-cell>
          <table:table-cell office:value-type="float" office:value="58">
            <text:p>58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office:value-type="string">
            <text:p>30A ESC</text:p>
          </table:table-cell>
          <table:table-cell office:value-type="float" office:value="25">
            <text:p>25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office:value-type="string">
            <text:p>Receiver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office:value-type="string">
            <text:p>Airframe </text:p>
          </table:table-cell>
          <table:table-cell office:value-type="float" office:value="800">
            <text:p>800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Total mass</text:p>
          </table:table-cell>
          <table:table-cell table:formula="of:=SUM([.B5:.B13])" office:value-type="float" office:value="1001">
            <text:p>1001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>
            <text:p>Stall speed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2" office:value-type="string">
            <text:p>Planform area</text:p>
          </table:table-cell>
          <table:table-cell office:value-type="float" office:value="0.248">
            <text:p>0.248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OA</text:p>
          </table:table-cell>
          <table:table-cell office:value-type="float" office:value="10">
            <text:p>1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L </text:p>
          </table:table-cell>
          <table:table-cell table:formula="of:=2*PI()*[.B23]*PI()/180" office:value-type="float" office:value="1.09662271123215">
            <text:p>1.0966227112</text:p>
          </table:table-cell>
          <table:table-cell table:number-columns-repeated="3"/>
        </table:table-row>
        <table:table-row table:style-name="ro1">
          <table:table-cell table:style-name="ce3" office:value-type="string" table:number-columns-spanned="1" table:number-rows-spanned="2">
            <text:p>Stall speed</text:p>
          </table:table-cell>
          <table:table-cell table:formula="of:=SQRT(([.B14]*9.81)/(0.5*1025*[.B22]*[.B23]))" office:value-type="float" office:value="2.77957736968265">
            <text:p>2.7795773697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covered-table-cell/>
          <table:table-cell table:formula="of:=[.B25]*3600/1000" office:value-type="float" office:value="10.0064785308575">
            <text:p>10.0064785309</text:p>
          </table:table-cell>
          <table:table-cell office:value-type="string">
            <text:p>km/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Pitching Moment</text:p>
          </table:table-cell>
          <table:table-cell table:number-columns-repeated="4"/>
        </table:table-row>
        <table:table-row table:style-name="ro2">
          <table:table-cell office:value-type="string">
            <text:p>Center of Pressure (Xcp)</text:p>
          </table:table-cell>
          <table:table-cell office:value-type="float" office:value="337">
            <text:p>337</text:p>
          </table:table-cell>
          <table:table-cell office:value-type="string">
            <text:p>mm</text:p>
          </table:table-cell>
          <table:table-cell office:value-type="string">
            <text:p>measure from no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/00/0000</text:date>, <text:time style:data-style-name="N2" text:time-value="0000-00-00T14:31:43.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21:39:18.41</meta:creation-date>
    <dc:date>2014-06-14T14:48:08.02</dc:date>
    <meta:editing-duration>PT20H12M21S</meta:editing-duration>
    <meta:editing-cycles>5</meta:editing-cycles>
    <meta:generator>LibreOffice/4.0.3.3$Windows_x86 LibreOffice_project/0eaa50a932c8f2199a615e1eb30f7ac74279539</meta:generator>
    <meta:document-statistic meta:table-count="1" meta:cell-count="39" meta:object-count="0"/>
  </office:meta>
</office:document-meta>
</file>